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Marathi1" svg:font-family="'Lohit Marath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Marathi" svg:font-family="'Lohit Marath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o di testo creato con:</text:p>
      <text:p text:style-name="Standard"/>
      <text:p text:style-name="Standard">LibreOffice 3.3.3 </text:p>
      <text:p text:style-name="Standard">OOO330m19 (Build:301)</text:p>
      <text:p text:style-name="Standard">tag libreoffice-3.3.3.1, Debian package 1:3.3.3-4+b1</text:p>
      <text:p text:style-name="Standard"/>
      <text:p text:style-name="Standard">ed estensione:</text:p>
      <text:p text:style-name="Standard"/>
      <text:p text:style-name="Standard">Estensione per firma digitale modalità XAdES (IT).</text:p>
      <text:p text:style-name="Standard">(com.yacme.ext.oxsit)</text:p>
      <text:p text:style-name="Standard">Concesso in licenza a norma dell'EUPL versione 1.1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Marathi1" svg:font-family="'Lohit Marath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 PL UMing H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Marath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Marath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Marath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Secci</meta:initial-creator>
    <meta:creation-date>2011-08-04T14:40:28</meta:creation-date>
    <dc:date>2011-08-04T14:44:15</dc:date>
    <dc:creator>Leonardo Secci</dc:creator>
    <meta:editing-duration>PT2M51S</meta:editing-duration>
    <meta:editing-cycles>2</meta:editing-cycles>
    <meta:generator>LibreOffice/3.3$Unix LibreOffice_project/330m19$Build-301</meta:generator>
    <meta:document-statistic meta:table-count="0" meta:image-count="0" meta:object-count="0" meta:page-count="1" meta:paragraph-count="8" meta:word-count="32" meta:character-count="25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ce105d37-e7a6-4d6b-a9b5-d38d44aa203d">
    <SignedInfo xmlns="http://www.w3.org/2000/09/xmldsig#">
      <CanonicalizationMethod Algorithm="http://www.w3.org/TR/2001/REC-xml-c14n-20010315">
</CanonicalizationMethod>
      <SignatureMethod Algorithm="http://www.w3.org/2001/04/xmldsig-more#rsa-sha256">
</SignatureMethod>
      <Reference URI="content.xml">
        <Transforms>
          <Transform Algorithm="http://www.w3.org/TR/2001/REC-xml-c14n-20010315"/>
        </Transforms>
        <DigestMethod Algorithm="http://www.w3.org/2001/04/xmlenc#sha256">
</DigestMethod>
        <DigestValue>zWDEhJ2bouIEu7573PKUZV216cgu86BEMBUCVSkSj64=</DigestValue>
      </Reference>
      <Reference URI="styles.xml">
        <Transforms>
          <Transform Algorithm="http://www.w3.org/TR/2001/REC-xml-c14n-20010315"/>
        </Transforms>
        <DigestMethod Algorithm="http://www.w3.org/2001/04/xmlenc#sha256">
</DigestMethod>
        <DigestValue>U8K/wQLYTAzOHGFaAgaiJI7H40b40P9OmjYPJECf4Pg=</DigestValue>
      </Reference>
      <Reference URI="meta.xml">
        <Transforms>
          <Transform Algorithm="http://www.w3.org/TR/2001/REC-xml-c14n-20010315"/>
        </Transforms>
        <DigestMethod Algorithm="http://www.w3.org/2001/04/xmlenc#sha256">
</DigestMethod>
        <DigestValue>m08qiKMikjM2MMN1TzOf9asv5iOHFAVqWRH2jdzEU8I=</DigestValue>
      </Reference>
      <Reference URI="settings.xml">
        <Transforms>
          <Transform Algorithm="http://www.w3.org/TR/2001/REC-xml-c14n-20010315"/>
        </Transforms>
        <DigestMethod Algorithm="http://www.w3.org/2001/04/xmlenc#sha256">
</DigestMethod>
        <DigestValue>o8XT4vxjhPmarzIv6NhRr2evfUGgYix3w+CGh1V2fuA=</DigestValue>
      </Reference>
      <Reference Type="http://uri.etsi.org/01903#SignedProperties" URI="#ID_7c21a831-3956-4d86-afb2-5b3bc019d470_SignedProperties">
        <DigestMethod Algorithm="http://www.w3.org/2001/04/xmlenc#sha256">
</DigestMethod>
        <DigestValue>B4pr/8OXRvoRDja680lZ2fmLA58N3SxgK1swys3jCpw=</DigestValue>
      </Reference>
    </SignedInfo>
    <SignatureValue Id="ID_ce105d37-e7a6-4d6b-a9b5-d38d44aa203d-SIG">e9vsf3+tXdEzpsTdPQRFiMQRdtJzFDCFQb3Q4lr+AeIsudI4igQM2fQCjKh/hO1W
758tqAyCwBuLjIXeoVe1JaVJQOcAF3kL5Mf0aDYsxLv+xf7M3LmiilFm8cRckZgb
Y4Bm+gEBqjehTahQnY8vIi/HlXc6La0/Ht7eqdQXmp8=</SignatureValue>
    <KeyInfo>
      <KeyValue>
        <RSAKeyValue>
          <Modulus>nPFyfdz0G76FEGOhx1MxjG6wEC537G3sJGRWDFpMKioar26P9Xmgkdcr2uAPoc8n
E3Bzn9cNDDpj4HmDZpmxj4349hx0Dg3qyjXL53KGMeJ93NMoEpNC+YC4DGH6gNWx
frH4JYvg70sJtH5TFn3ZaFXrI94M0dNXBz13Sa8c6Gk=</Modulus>
          <Exponent>AQAB</Exponent>
        </RSAKeyValue>
      </KeyValue>
      <X509Data>
        <X509Certificate>MIIGqjCCBZKgAwIBAgIDCyndMA0GCSqGSIb3DQEBBQUAMIGFMQswCQYDVQQGEwJJ
VDEXMBUGA1UEChMOQWN0YWxpcyBTLnAuQS4xMTAvBgNVBAsTKFF1YWxpZmllZCBD
ZXJ0aWZpY2F0aW9uIFNlcnZpY2UgUHJvdmlkZXIxKjAoBgNVBAMTIUFjdGFsaXMg
UXVhbGlmaWVkIENlcnRpZmljYXRlcyBDQTAeFw0wOTEyMTcxMzM2NTJaFw0xMzEw
MjkxMDAwNDJaMIHPMQswCQYDVQQGEwJJVDEjMCEGA1UECgwaUmVnaW9uZSBNYXJj
aGUvMDExNjgyMTA0MjMxEDAOBgNVBAsMB0FjdGFsaXMxFzAVBgNVBAMMDkxFT05B
UkRPIFNFQ0NJMREwDwYDVQQqDAhMRU9OQVJETzEOMAwGA1UEBAwFU0VDQ0kxHDAa
BgNVBAUTE0lUOlNDQ0xSRDczTDI1Rzc1MkoxHzAdBgNVBC4TFlJlZ2lvbmVNYXJj
aGU0MF8zNDI5OTgxDjAMBgNVBAwMBVJ1b2xvMIGfMA0GCSqGSIb3DQEBAQUAA4GN
ADCBiQKBgQCc8XJ93PQbvoUQY6HHUzGMbrAQLnfsbewkZFYMWkwqKhqvbo/1eaCR
1yva4A+hzycTcHOf1w0MOmPgeYNmmbGPjfj2HHQODerKNcvncoYx4n3c0ygSk0L5
gLgMYfqA1bF+sfgli+DvSwm0flMWfdloVesj3gzR01cHPXdJrxzoaQIDAQABo4ID
WTCCA1Uwgf0GA1UdIASB9TCB8jCB7wYGK4EfAQEBMIHkMIGaBggrBgEFBQcCAjCB
jQyBikwndXNvIGRlaSBjZXJ0aWZpY2F0aSBlbWVzc2kgZGEgQWN0YWxpcyBTLnAu
QS4gKFJFQSBuLjEgNjY5NDExLCBUcmliLiBNaWxhbm8pIGUnIHNvZ2dldHRvIGFs
bGUgY29uZGl6aW9uaSBwcmVjaXNhdGUgbmVsIE1hbnVhbGUgT3BlcmF0aXZvLjBF
BggrBgEFBQcCARY5aHR0cHM6Ly9wb3J0YWwuYWN0YWxpcy5pdC9SZXBvc2l0b3J5
L1BvbGljeS9RdWFsaWZpZWQvQ1BTMIGfBgNVHREEgZcwgZSBEmxlb3NlY2NpQGdt
YWlsLmNvbYZ+bGRhcDovL2xkYXAuYWN0YWxpcy5pdC9DTj1TRUNDSS9MRU9OQVJE
Ty9SZWdpb25lTWFyY2hlNDBfMzQyOTk4LE9VPUFjdGFsaXMsTz1SZWdpb25lJTIw
TWFyY2hlLzAxMTY4MjEwNDIzLEM9SVQ/dXNlckNlcnRpZmljYXRlMC8GCCsGAQUF
BwEDBCMwITAIBgYEAI5GAQEwCwYGBACORgEDAgEUMAgGBgQAjkYBBDAyBggrBgEF
BQcBAQQmMCQwIgYIKwYBBQUHMAGGFmh0dHA6Ly9vY3NwLmFjdGFsaXMuaXQwDgYD
VR0PAQH/BAQDAgZAMB8GA1UdIwQYMBaAFC8O2Q9sKVT3EdZ2WtjoyEUKVGL+MIH7
BgNVHR8EgfMwgfAwgbaggbOggbCGga1sZGFwOi8vbGRhcC5hY3RhbGlzLml0L2Nu
JTNkQWN0YWxpcyUyMFF1YWxpZmllZCUyMENlcnRpZmljYXRlcyUyMENBLG91JTNk
UXVhbGlmaWVkJTIwQ2VydGlmaWNhdGlvbiUyMFNlcnZpY2UlMjBQcm92aWRlcixv
JTNkQWN0YWxpcyUyMFMucC5BLixjJTNkSVQ/Y2VydGlmaWNhdGVSZXZvY2F0aW9u
TGlzdDA1oDOgMYYvaHR0cDovL3BvcnRhbC5hY3RhbGlzLml0L1JlcG9zaXRvcnkv
UUxGMS9nZXRDUkwwHQYDVR0OBBYEFCrrUuCB3RqJtr/ApFQByQXlGf8tMA0GCSqG
SIb3DQEBBQUAA4IBAQBR/MvvFXiJIHkspXZS5WUt2lzqpT4L8P49L8xnx13pJpMp
d4qIW6BiRqL8HFlrDJZKI2USedgss3oKxbbVEiYtsRM6LDgtuUE03uK22/0iUZiT
rnrGG/M0umfKtGoEyfQX5GMZO0pZJ+nFDftpLdRdejlykx4DUmluKWP+jRUi95NN
kF8gQfxaEEpYGK8o/oZXOt6zezymRo5ykKuaznkEbXWwbfnoISMnFAQz4eMBfszn
m6fOL3//+QBrbVsv4IEHsm5F1NUgZIk1jqlUXspLa+fbvIRRCgg2d/Nraz0vPy7u
N+y1sa4wwvc48HNA78HyiXEzlvglSdeTNVBxXgbd</X509Certificate>
      </X509Data>
    </KeyInfo>
    <Object>
      <QualifyingProperties xmlns="http://uri.etsi.org/01903/v1.4.1#" Target="#ID_ce105d37-e7a6-4d6b-a9b5-d38d44aa203d">
        <SignedProperties xmlns="http://uri.etsi.org/01903/v1.4.1#" Id="ID_7c21a831-3956-4d86-afb2-5b3bc019d470_SignedProperties">
          <SignedSignatureProperties>
            <SigningTime>2011-08-04T12:47:21Z</SigningTime>
            <SigningCertificate>
              <Cert>
                <CertDigest>
                  <DigestMethod xmlns="http://www.w3.org/2000/09/xmldsig#" Algorithm="http://www.w3.org/2001/04/xmlenc#sha256"/>
                  <DigestValue xmlns="http://www.w3.org/2000/09/xmldsig#">yyJt3ppalKTka8PnbzbUXSBLIfX+TLm/HSbqHQ4vpxY=</DigestValue>
                </CertDigest>
                <IssuerSerial>
                  <X509IssuerName xmlns="http://www.w3.org/2000/09/xmldsig#">CN=Actalis Qualified Certificates CA, OU=Qualified Certification Service Provider, O=Actalis S.p.A., C=IT</X509IssuerName>
                  <X509SerialNumber xmlns="http://www.w3.org/2000/09/xmldsig#">731613</X509SerialNumber>
                </IssuerSerial>
              </Cert>
            </SigningCertificate>
          </SignedSignatureProperties>
          <SignedDataObjectProperties>
</SignedDataObjectProperties>
        </SignedProperties>
      </QualifyingProperties>
    </Object>
  </Signature>
</document-signatures>
</file>